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2.05in"/>
    </style:style>
    <style:style style:name="co4" style:family="table-column">
      <style:table-column-properties fo:break-before="auto" style:column-width="1.9063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4.020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5209in"/>
    </style:style>
    <style:style style:name="co9" style:family="table-column">
      <style:table-column-properties fo:break-before="auto" style:column-width="2.1354in"/>
    </style:style>
    <style:style style:name="co10" style:family="table-column">
      <style:table-column-properties fo:break-before="auto" style:column-width="2.3126in"/>
    </style:style>
    <style:style style:name="co11" style:family="table-column">
      <style:table-column-properties fo:break-before="auto" style:column-width="1.7917in"/>
    </style:style>
    <style:style style:name="co12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  <style:text-properties fo:color="#000000" style:font-name="Arial" fo:font-size="11pt" style:font-name-asian="Arial1" style:font-size-asian="11pt" style:font-name-complex="Arial1" style:font-size-complex="11pt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ext-properties fo:color="#000000" style:font-name="Arial" fo:font-size="11pt" style:font-name-asian="Arial1" style:font-size-asian="11pt" style:font-name-complex="Arial1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me_los_datos_en_una_hoja_de_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0" table:default-cell-style-name="Default"/>
        <table:table-column table:style-name="co12" table:number-columns-repeated="15359" table:default-cell-style-name="ce4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Apellido Paterno</text:p>
          </table:table-cell>
          <table:table-cell table:style-name="ce2" office:value-type="string" calcext:value-type="string">
            <text:p>Apellido Materno</text:p>
          </table:table-cell>
          <table:table-cell/>
          <table:table-cell table:style-name="ce2" office:value-type="string" calcext:value-type="string">
            <text:p>Razon Social</text:p>
          </table:table-cell>
          <table:table-cell table:style-name="ce2" office:value-type="string" calcext:value-type="string">
            <text:p>Tipo Documento</text:p>
          </table:table-cell>
          <table:table-cell table:style-name="ce2" office:value-type="string" calcext:value-type="string">
            <text:p>Numero Documento</text:p>
          </table:table-cell>
          <table:table-cell table:style-name="ce2" office:value-type="string" calcext:value-type="string">
            <text:p>Complemento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Tipo Respaldo</text:p>
          </table:table-cell>
          <table:table-cell table:style-name="ce2" office:value-type="string" calcext:value-type="string">
            <text:p>Documento Respaldo</text:p>
          </table:table-cell>
          <table:table-cell table:style-name="ce2" office:value-type="string" calcext:value-type="string">
            <text:p>Numero Cuenta</text:p>
          </table:table-cell>
          <table:table-cell office:value-type="string" calcext:value-type="string">
            <text:p>Cuenta Moneda</text:p>
          </table:table-cell>
          <table:table-cell office:value-type="string" calcext:value-type="string">
            <text:p>Codigo Envio</text:p>
          </table:table-cell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Gómez</text:p>
          </table:table-cell>
          <table:table-cell table:style-name="ce2" office:value-type="string" calcext:value-type="string">
            <text:p>Ramírez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2345678" calcext:value-type="float">
            <text:p>12345678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CB</text:p>
          </table:table-cell>
          <table:table-cell table:style-name="ce2" office:value-type="float" office:value="1234.56" calcext:value-type="float">
            <text:p>1234.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jemplo</text:p>
          </table:table-cell>
          <table:table-cell office:value-type="float" office:value="2242444424442" calcext:value-type="float">
            <text:p>2242444424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BUN</text:p>
          </table:table-cell>
          <table:table-cell table:number-columns-repeated="1636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Pérez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98765432" calcext:value-type="float">
            <text:p>9876543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LP</text:p>
          </table:table-cell>
          <table:table-cell table:style-name="ce2" office:value-type="float" office:value="567.89" calcext:value-type="float">
            <text:p>567.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jemplo</text:p>
          </table:table-cell>
          <table:table-cell office:value-type="float" office:value="3334543553555" calcext:value-type="float">
            <text:p>333454355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BUN</text:p>
          </table:table-cell>
          <table:table-cell table:number-columns-repeated="1636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Rodríguez</text:p>
          </table:table-cell>
          <table:table-cell table:style-name="ce2" office:value-type="string" calcext:value-type="string">
            <text:p>Varga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1223344" calcext:value-type="float">
            <text:p>11223344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SC</text:p>
          </table:table-cell>
          <table:table-cell table:style-name="ce2" office:value-type="float" office:value="2345.67" calcext:value-type="float">
            <text:p>2345.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jemplo</text:p>
          </table:table-cell>
          <table:table-cell office:value-type="float" office:value="8854534242555" calcext:value-type="float">
            <text:p>8854534242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BUN</text:p>
          </table:table-cell>
          <table:table-cell table:number-columns-repeated="1636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4"/>
          <table:table-cell table:number-columns-repeated="16371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7"/>
          <table:table-cell table:number-columns-repeated="16371"/>
        </table:table-row>
        <table:table-row table:style-name="ro1">
          <table:table-cell table:style-name="ce2" table:number-columns-repeated="3"/>
          <table:table-cell table:number-columns-repeated="3"/>
          <table:table-cell table:style-name="ce2" table:number-columns-repeated="2"/>
          <table:table-cell/>
          <table:table-cell table:style-name="ce2" table:number-columns-repeated="4"/>
          <table:table-cell table:number-columns-repeated="16371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 table:number-columns-repeated="16371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TIPO DOCUMENTO</text:p>
          </table:table-cell>
          <table:table-cell/>
          <table:table-cell table:style-name="ce4"/>
          <table:table-cell table:number-columns-repeated="6"/>
          <table:table-cell table:style-name="ce3"/>
          <table:table-cell table:number-columns-repeated="16371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1 – NIT (Jurídica)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2 – Cédula de Identidad (Natural)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3 – RUC (Jurídica)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4 – Pasaporte (Natural)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5 – C.I. Persona Extranjera (Natural)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EXTENSION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CH – Chuquisaca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LP – La Paz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CB – Cochabamba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OR – Oruro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PO – Potosí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TJ – Tarija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SC – Santa Cruz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BE – Beni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PA – Pando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PE – Persona Extranjera (Solo documento 2 y 5).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TIPO RESPALDO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1 – PIET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2 – PC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3 – AAPA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4 – RS</text:p>
          </table:table-cell>
          <table:table-cell/>
          <table:table-cell table:style-name="ce4"/>
          <table:table-cell table:number-columns-repeated="16378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CUENTA MONEDA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1 – BOLIVIANO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2 – DOLARES ESTADOUNIDENSE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3 – BOLIVIANOS CON MANTENIMIENTO DE VALOR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4 – MN CON MV A LA UNIDAD DE FOMENTO DE VIVIENDA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CODIGO ENVIO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<text:s/>Ver (Entidades Vigentes)</text:p>
          </table:table-cell>
          <table:table-cell table:number-columns-repeated="16380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5-28T17:26:49.683672989</dc:date>
    <meta:editing-cycles>21</meta:editing-cycles>
    <meta:editing-duration>PT10H33M23S</meta:editing-duration>
    <meta:document-statistic meta:table-count="1" meta:cell-count="85" meta:object-count="0"/>
  </office:meta>
</office:document-meta>
</file>